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s" fo:country="CR" style:text-underline-style="none" fo:font-weight="bold" officeooo:rsid="0017dc5d" officeooo:paragraph-rsid="0012b0b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es" fo:country="CR" style:text-underline-style="none" fo:font-weight="normal" officeooo:rsid="00184139" officeooo:paragraph-rsid="0012b0bc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language="es" fo:country="CR" style:text-underline-style="none" fo:font-weight="normal" officeooo:rsid="00114294" officeooo:paragraph-rsid="0012b0bc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language="es" fo:country="CR" style:text-underline-style="solid" style:text-underline-width="auto" style:text-underline-color="font-color" fo:font-weight="bold" officeooo:rsid="0017dc5d" officeooo:paragraph-rsid="0012b0bc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0d27d" officeooo:paragraph-rsid="0012b0bc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rsid="00125f96" officeooo:paragraph-rsid="0012b0bc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none" fo:font-weight="bold" officeooo:rsid="0010d27d" officeooo:paragraph-rsid="0012b0bc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pt" style:text-underline-style="none" fo:font-weight="bold" officeooo:rsid="0010d27d" officeooo:paragraph-rsid="0012b0bc" style:font-size-asian="10.5pt" style:font-weight-asian="bold" style:font-size-complex="12pt" style:font-weight-complex="bold"/>
    </style:style>
    <style:style style:name="P9" style:family="paragraph" style:parent-style-name="Standard">
      <style:text-properties style:text-underline-style="none" fo:font-weight="bold" officeooo:rsid="00114294" officeooo:paragraph-rsid="0012b0bc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17dc5d" officeooo:paragraph-rsid="0012b0bc" style:font-weight-asian="bold" style:font-weight-complex="bold"/>
    </style:style>
    <style:style style:name="P11" style:family="paragraph" style:parent-style-name="Standard">
      <style:text-properties style:text-underline-style="none" fo:font-weight="normal" officeooo:rsid="0017dc5d" officeooo:paragraph-rsid="0012b0bc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14294" officeooo:paragraph-rsid="0012b0bc" style:font-weight-asian="bold" style:font-weight-complex="bold"/>
    </style:style>
    <style:style style:name="P13" style:family="paragraph" style:parent-style-name="Standard">
      <style:text-properties officeooo:paragraph-rsid="0012b0bc"/>
    </style:style>
    <style:style style:name="P14" style:family="paragraph" style:parent-style-name="Standard">
      <style:paragraph-properties fo:text-align="center" style:justify-single-word="false" fo:break-before="page"/>
      <style:text-properties fo:font-size="14pt" style:text-underline-style="solid" style:text-underline-width="auto" style:text-underline-color="font-color" fo:font-weight="bold" officeooo:rsid="0010d27d" officeooo:paragraph-rsid="0012b0bc" style:font-size-asian="14pt" style:font-weight-asian="bold" style:font-size-complex="14pt" style:font-weight-complex="bold"/>
    </style:style>
    <style:style style:name="T1" style:family="text">
      <style:text-properties fo:language="es" fo:country="CR"/>
    </style:style>
    <style:style style:name="T2" style:family="text">
      <style:text-properties fo:language="es" fo:country="CR" fo:font-weight="normal" officeooo:rsid="00184139" style:font-size-asian="12.25pt" style:font-weight-asian="normal" style:font-weight-complex="normal"/>
    </style:style>
    <style:style style:name="T3" style:family="text">
      <style:text-properties fo:language="es" fo:country="CR" fo:font-weight="normal" officeooo:rsid="0016240e" style:font-size-asian="12.25pt" style:font-weight-asian="normal" style:font-weight-complex="normal"/>
    </style:style>
    <style:style style:name="T4" style:family="text">
      <style:text-properties fo:language="es" fo:country="CR" fo:font-weight="normal" officeooo:rsid="00135e11" style:font-size-asian="12.25pt" style:font-weight-asian="normal" style:font-weight-complex="normal"/>
    </style:style>
    <style:style style:name="T5" style:family="text">
      <style:text-properties fo:language="es" fo:country="CR" fo:font-weight="normal" officeooo:rsid="00184139" style:font-weight-asian="normal" style:font-weight-complex="normal"/>
    </style:style>
    <style:style style:name="T6" style:family="text">
      <style:text-properties fo:font-size="14pt" fo:language="es" fo:country="CR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language="es" fo:country="CR" fo:font-weight="normal" style:font-size-asian="12.25pt" style:font-weight-asian="normal" style:font-size-complex="14pt" style:font-weight-complex="normal"/>
    </style:style>
    <style:style style:name="T8" style:family="text">
      <style:text-properties fo:font-size="14pt" fo:language="es" fo:country="CR" fo:font-weight="normal" officeooo:rsid="00184139" style:font-size-asian="12.25pt" style:font-weight-asian="normal" style:font-size-complex="14pt" style:font-weight-complex="normal"/>
    </style:style>
    <style:style style:name="T9" style:family="text">
      <style:text-properties style:text-position="0% 100%" fo:font-size="14pt" fo:language="es" fo:country="CR" style:font-size-asian="12.25pt" style:font-size-complex="14pt"/>
    </style:style>
    <style:style style:name="T10" style:family="text">
      <style:text-properties style:text-position="0% 100%" fo:font-size="14pt" fo:language="es" fo:country="CR" officeooo:rsid="00125f96" style:font-size-asian="12.25pt" style:font-size-complex="14pt"/>
    </style:style>
    <style:style style:name="T11" style:family="text">
      <style:text-properties style:text-position="0% 100%" fo:font-size="14pt" fo:language="es" fo:country="CR" fo:font-weight="bold" officeooo:rsid="00182261" style:font-size-asian="12.25pt" style:font-weight-asian="bold" style:font-size-complex="14pt" style:font-weight-complex="bold"/>
    </style:style>
    <style:style style:name="T12" style:family="text">
      <style:text-properties style:text-position="0% 100%" fo:font-size="14pt" fo:language="es" fo:country="CR" style:text-underline-style="none" fo:font-weight="bold" officeooo:rsid="0017dc5d" style:font-size-asian="12.25pt" style:font-weight-asian="bold" style:font-size-complex="14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82261" style:font-weight-asian="bold" style:font-weight-complex="bold"/>
    </style:style>
    <style:style style:name="T15" style:family="text">
      <style:text-properties fo:font-weight="bold" officeooo:rsid="0017dc5d" style:font-weight-asian="bold" style:font-weight-complex="bold"/>
    </style:style>
    <style:style style:name="T16" style:family="text">
      <style:text-properties officeooo:rsid="0017dc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Preguntas</text:span></text:p>
      <text:p text:style-name="P5"><text:span text:style-name="T1"/></text:p>
      <text:p text:style-name="P6"><text:span text:style-name="T1">Objetivo 1</text:span></text:p>
      <text:p text:style-name="P7"><text:span text:style-name="T1">1. <text:s/></text:span><text:span text:style-name="T2">Explique el proceso de expansión de los imperios europeos. </text:span><text:span text:style-name="T4">( </text:span><text:span text:style-name="T3">Inglaterra, Francia, Alemania, Italia. </text:span><text:span text:style-name="T4">)</text:span></text:p>
      <text:p text:style-name="P7"><text:span text:style-name="T2"/></text:p>
      <text:p text:style-name="P8"><text:span text:style-name="T5"/></text:p>
      <text:p text:style-name="P7"><text:span text:style-name="T2"/></text:p>
      <text:p text:style-name="P7"><text:span text:style-name="T2"/></text:p>
      <text:p text:style-name="P7"><text:span text:style-name="T2"/></text:p>
      <text:p text:style-name="P9">2. <text:s/><text:span text:style-name="T6">Explique su capacidad de controlar <text:s/></text:span><text:span text:style-name="T8">y modificar las condiciones de vida de diversas sociedades durante el siglo XIX </text:span><text:span text:style-name="T7">(19) </text:span><text:span text:style-name="T8">e inicios del siglo XX </text:span><text:span text:style-name="T7">(20).</text:span></text:p>
      <text:p text:style-name="P9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10">Objetivo 2</text:span></text:p>
      <text:p text:style-name="P12"><text:span text:style-name="T10"/></text:p>
      <text:p text:style-name="P11"><text:span text:style-name="T11">3. </text:span><text:span text:style-name="T10">E</text:span><text:span text:style-name="T9">xplique el impacto en la estructura social, economica, politica y en la vida cotidiana de las sociedades que vivieron las guerra mundiales durante la mitad del siglo XX. (20)</text:span></text:p>
      <text:p text:style-name="P11"><text:span text:style-name="T9"/></text:p>
      <text:p text:style-name="P10"><text:span text:style-name="T9">Primera guerra mundial:</text:span></text:p>
      <text:p text:style-name="P11"><text:span text:style-name="T9"/></text:p>
      <text:p text:style-name="P13"><text:span text:style-name="T12">Segunda guerra mundial:</text:span></text:p>
      <text:p text:style-name="P13"><text:span text:style-name="T12"/></text:p>
      <text:p text:style-name="P13"><text:span text:style-name="T12"/></text:p>
      <text:p text:style-name="P2"><text:span text:style-name="T14">4</text:span><text:span text:style-name="T13">.</text:span> Comprenda el impacto en la estructura social, económica, política y de la vida cotidiana de las sociedades que vivieron las guerras de escala global durante la primera mitad del siglo XX</text:p>
      <text:p text:style-name="P3"/>
      <text:p text:style-name="P4"/>
      <text:p text:style-name="P4">Objetivo 3</text:p>
      <text:p text:style-name="P3"/>
      <text:p text:style-name="P2"><text:span text:style-name="T14">5</text:span>. <text:span text:style-name="T16">Cuales fueron los c</text:span>ambios propiciados por la revolución rusa en la población de dicho territorio.?</text:p>
      <text:p text:style-name="P2"/>
      <text:p text:style-name="P2"/>
      <text:p text:style-name="P2"><text:span text:style-name="T14">6</text:span><text:span text:style-name="T15">. </text:span><text:span text:style-name="T16">Cuales fueron los c</text:span>ambios propiciados en el escenario geopolítico mundial en la primera mitad del siglo XX</text:p>
      <text:p text:style-name="P3"/>
      <text:p text:style-name="P3"/>
      <text:p text:style-name="P3"/>
      <text:p text:style-name="P3"><text:soft-page-break/></text:p>
      <text:p text:style-name="P4">Objetivo 4</text:p>
      <text:p text:style-name="P3"/>
      <text:p text:style-name="P1">10.</text:p>
      <text:p text:style-name="P1"/>
      <text:p text:style-name="P1"/>
      <text:p text:style-name="P1"/>
      <text:p text:style-name="P1">11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7:47:08.359671025</meta:creation-date>
    <meta:generator>LibreOffice/6.4.7.2$Linux_X86_64 LibreOffice_project/40$Build-2</meta:generator>
    <dc:date>2022-07-11T23:16:45.383477862</dc:date>
    <meta:editing-duration>PT3H17M13S</meta:editing-duration>
    <meta:editing-cycles>1</meta:editing-cycles>
    <meta:document-statistic meta:table-count="0" meta:image-count="0" meta:object-count="0" meta:page-count="2" meta:paragraph-count="15" meta:word-count="155" meta:character-count="937" meta:non-whitespace-character-count="793"/>
  </office:meta>
</office:document-meta>
</file>